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Utils.convert( String valu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Character( char newDefault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lookup( Class sourceType , Class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Short( short newDefault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Integer( int newDefault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Boolean( boolean newDefault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Float( float newDefaultFlo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convert( String [ ] values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Long( long newDefault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Double( double newDefault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convert( Object value , Class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lookup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register( Converter converter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setDefaultByte( byte newDefault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getDefault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conver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.deregister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